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P4" style:family="paragraph" style:parent-style-name="Standard">
      <style:paragraph-properties fo:margin-left="0cm" fo:margin-right="0cm" fo:text-align="justify" style:justify-single-word="false" fo:text-indent="1cm" style:auto-text-indent="false"/>
    </style:style>
    <style:style style:name="P5" style:family="paragraph" style:parent-style-name="Standard">
      <style:paragraph-properties fo:break-before="page"/>
    </style:style>
    <style:style style:name="P6" style:family="paragraph" style:parent-style-name="Tesis-Titulo">
      <style:text-properties fo:font-size="16pt" style:font-size-asian="16pt" style:font-size-complex="16pt"/>
    </style:style>
    <style:style style:name="P7" style:family="paragraph" style:parent-style-name="Tesis-Autor">
      <style:paragraph-properties fo:text-align="center" style:justify-single-word="false"/>
    </style:style>
    <style:style style:name="P8" style:family="paragraph" style:parent-style-name="Contents_20_1">
      <style:paragraph-properties>
        <style:tab-stops>
          <style:tab-stop style:position="14.501cm" style:type="right" style:leader-style="dotted" style:leader-text="."/>
        </style:tab-stops>
      </style:paragraph-properties>
    </style:style>
    <style:style style:name="P9" style:family="paragraph" style:parent-style-name="Contents_20_2">
      <style:paragraph-properties>
        <style:tab-stops>
          <style:tab-stop style:position="14.002cm" style:type="right" style:leader-style="dotted" style:leader-text="."/>
        </style:tab-stops>
      </style:paragraph-properties>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sis-SeccionNumerada">
      <style:paragraph-properties fo:break-before="page"/>
    </style:style>
    <style:style style:name="P13" style:family="paragraph" style:parent-style-name="Tesis-Normal" style:master-page-name="Standard">
      <style:paragraph-properties style:page-number="1"/>
    </style:style>
    <style:style style:name="P14" style:family="paragraph" style:parent-style-name="Contents_20_Heading" style:master-page-name="Index">
      <style:paragraph-properties style:page-number="auto"/>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officeooo:rsid="00078d2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Universidad Nacional de Misiones</text:p>
      <text:p text:style-name="P10"/>
      <text:p text:style-name="P10">Facultad de Ciencias Exactas Quimicas y Naturales</text:p>
      <text:p text:style-name="P10"/>
      <text:p text:style-name="P10"/>
      <text:p text:style-name="P10">Tesis de Grado de Licenciatura en Sistemas de Información</text:p>
      <text:p text:style-name="P10"/>
      <text:p text:style-name="P3"/>
      <text:p text:style-name="P3"/>
      <text:p text:style-name="P6">Modelo de capacitación para Usuarios en business intelligence , en el contexto de la provincia de Misiones.</text:p>
      <text:p text:style-name="Tesis-Subtitulo"/>
      <text:p text:style-name="Tesis-Subtitulo"/>
      <text:p text:style-name="P7">Autor: FERNANDO R. GUERRERO</text:p>
      <text:p text:style-name="P7">Director: Mgter. Lic. Horacio D. Kuna</text:p>
      <text:p text:style-name="P7">Co-director: Lic. Eduardo Zamudio</text:p>
      <text:p text:style-name="Standard"/>
      <text:p text:style-name="P5"/>
      <text:p text:style-name="P5">Agradecimiento</text:p>
      <text:p text:style-name="P5">Resumen:</text:p>
      <text:p text:style-name="Standard"/>
      <text:p text:style-name="Standard">Palabras Claves:</text:p>
      <text:p text:style-name="Standard"/>
      <text:p text:style-name="Standard">Abstract:</text:p>
      <text:p text:style-name="Standard"/>
      <text:p text:style-name="Standard">Keywords:</text:p>
      <text:p text:style-name="P5">Reconocimiento</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text:p>
          </text:index-title>
          <text:p text:style-name="P8">Capitulo I - Introducción<text:tab/>1</text:p>
          <text:p text:style-name="P8">Capitulo II - Marco Teórico<text:tab/>1</text:p>
          <text:p text:style-name="P9">Business Intelligence (BI)<text:tab/>1</text:p>
          <text:p text:style-name="P9">Datawarehouse<text:tab/>2</text:p>
          <text:p text:style-name="P9">OLAP<text:tab/>2</text:p>
          <text:p text:style-name="P9">Tablero de control (TdeC)<text:tab/>3</text:p>
          <text:p text:style-name="P9">Modelos de Capacitación<text:tab/>3</text:p>
          <text:p text:style-name="P8">Capitulo III - Descripción del Problema<text:tab/>4</text:p>
          <text:p text:style-name="P8">Capitulo IV - Solución Propuesta<text:tab/>5</text:p>
          <text:p text:style-name="P8">Capitulo V - Prueba Experimental<text:tab/>6</text:p>
          <text:p text:style-name="P8">Capitulo VI - Conclusiones<text:tab/>7</text:p>
          <text:p text:style-name="P8">Bibliografía<text:tab/>8</text:p>
        </text:index-body>
      </text:table-of-content>
      <text:p text:style-name="P13"/>
      <text:list xml:id="list30491170" text:style-name="Numbering_20_1">
        <text:list-header>
          <text:h text:style-name="Tesis-SeccionNumerada" text:outline-level="1">Capitulo I - Introducción</text:h>
        </text:list-header>
      </text:list>
      <text:p text:style-name="Tesis-Normal"/>
      <text:p text:style-name="Tesis-Normal">Se diseñará un modelo de capacitación y se desarrollará una propuesta de material didáctico para los usuarios en BI.</text:p>
      <text:list xml:id="list30565499" text:continue-numbering="true" text:style-name="Numbering_20_1">
        <text:list-header>
          <text:h text:style-name="Tesis-SeccionNumerada" text:outline-level="1">Capitulo II <text:span text:style-name="T2">-</text:span> <text:span text:style-name="T2">Estado del Arte</text:span></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text:soft-page-break/>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0576849"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4"/>
      <text:list xml:id="list30583028"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text:soft-page-break/>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0559570"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30575960"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text:soft-page-break/>enseñanza, <text:s/>optimizar la capacidad y fomentar el desarrollo.</text:p>
      <text:list xml:id="list30583711" text:continue-numbering="true" text:style-name="Numbering_20_1">
        <text:list-header>
          <text:h text:style-name="Tesis-SeccionNumerada" text:outline-level="1">Capitulo III - Descripción del Problema</text:h>
          <text:h text:style-name="Tesis-SeccionNumerada" text:outline-level="1"/>
          <text:h text:style-name="P12" text:outline-level="1">Capitulo IV - Solución Propuesta</text:h>
          <text:h text:style-name="P12" text:outline-level="1">Capitulo V - Prueba Experimental</text:h>
          <text:h text:style-name="P12" text:outline-level="1">Capitulo VI - Conclusiones</text:h>
          <text:h text:style-name="P12" text:outline-level="1">Bibliografía</text:h>
        </text:list-header>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100%"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100%" fo:margin-left="0.042cm" fo:margin-right="0cm" fo:margin-top="0cm" fo:margin-bottom="0cm" style:contextual-spacing="false"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100%"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6$Windows_x86 LibreOffice_project/5b93205-6e6b3fc-7830f6d-c08ad66-1d9bf4</meta:generator>
    <dc:date>2013-02-22T10:42:15.36</dc:date>
    <meta:editing-duration>P1DT9H10M41S</meta:editing-duration>
    <meta:editing-cycles>130</meta:editing-cycles>
    <meta:print-date>2012-11-14T11:22:22.21</meta:print-date>
    <meta:document-statistic meta:table-count="0" meta:image-count="0" meta:object-count="0" meta:page-count="16" meta:paragraph-count="59" meta:word-count="952" meta:character-count="6503" meta:non-whitespace-character-count="5595"/>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